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AHN-Entry" style:family="paragraph" style:parent-style-name="AHN-Entry">
      <style:paragraph-properties fo:break-before="page"/>
    </style:style>
    <style:style style:name="XAHN-Entry" style:family="paragraph">
      <style:paragraph-properties fo:text-align="start" style:font-name="Times New Roman" fo:font-size="12.00pt" style:font-size-asian="12.00pt" fo:color="#000000" fo:text-indent="-1.00cm" fo:margin-right="0.00cm" fo:margin-left="1.00cm" fo:margin-top="0.12cm" fo:margin-bottom="0.12cm"/>
    </style:style>
    <style:style style:name="FAHN-Entry" style:family="text">
      <style:text-properties fo:text-align="start" style:font-name="Times New Roman" fo:color="#000000" fo:font-size="12.00pt" style:font-size-asian="12.00pt"/>
    </style:style>
    <style:style style:name="NLAHN-Title" style:family="paragraph" style:parent-style-name="AHN-Title">
      <style:paragraph-properties fo:break-before="page"/>
    </style:style>
    <style:style style:name="XAHN-Title" style:family="paragraph">
      <style:paragraph-properties fo:keep-with-next="auto" fo:text-align="center" style:justify-single-word="false" style:font-name="Arial" fo:font-size="16.00pt" style:font-size-asian="16.00pt" fo:color="#000000" fo:font-weight="bold" fo:text-indent="0.00cm" fo:margin-right="0.00cm" fo:margin-left="0.00cm" fo:margin-top="0.25cm" fo:margin-bottom="0.25cm"/>
    </style:style>
    <style:style style:name="FAHN-Title" style:family="text">
      <style:text-properties fo:text-align="center" style:justify-single-word="false" style:font-name="Arial" fo:color="#000000" fo:font-weight="bold" fo:font-size="16.00pt" style:font-size-asian="16.00pt"/>
    </style:style>
    <style:style style:name="NLAHN-Generation" style:family="paragraph" style:parent-style-name="AHN-Generation">
      <style:paragraph-properties fo:break-before="page"/>
    </style:style>
    <style:style style:name="XAHN-Generation" style:family="paragraph">
      <style:paragraph-properties fo:keep-with-next="auto" fo:text-align="start" style:font-name="Arial" fo:font-size="14.00pt" style:font-size-asian="14.00pt" fo:color="#000000" fo:font-style="italic" fo:text-indent="0.00cm" fo:margin-right="0.00cm" fo:margin-left="0.00cm" fo:margin-top="0.12cm" fo:margin-bottom="0.12cm"/>
    </style:style>
    <style:style style:name="FAHN-Generation" style:family="text">
      <style:text-properties fo:text-align="start" style:font-name="Arial" fo:color="#000000" fo:font-style="italic" fo:font-size="14.00pt" style:font-size-asian="14.00pt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h text:style-name="AHN-Title" text:outline-level="1"><text:toc-mark text:string-value="Ahnentafel Report for Garner von Zieliński, Lewis Anderson Sr" text:outline-level="1"/>Ahnentafel Report for Garner von Zieliński, Lewis Anderson Sr</text:h>
      <text:h text:style-name="AHN-Generation" text:outline-level="2">Generation 1</text:h>
      <text:p text:style-name="AHN-Entry">1.<text:tab/><text:span text:style-name="Tbold"><text:alphabetical-index-mark text:string-value="Garner von Zieliński, Lewis Anderson Sr (1855-06-21 - 1911-06-28)"/>Garner von Zieliński, Lewis Anderson Sr</text:span>. Lewis Anderson was born on 1855-06-21 in Great Falls, MT, USA.  He died on 1911-06-28 in Twin Falls, Twin Falls, ID, USA.  He was buried on 1911-07-01 in Twin Falls, Twin Falls, ID, US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AHN-Entry" style:family="paragraph" style:parent-style-name="Standard" style:class="text">
      <style:paragraph-properties fo:margin-left="1.00cm" fo:margin-right="0.00cm" fo:margin-top="0.12cm" fo:margin-bottom="0.12cm" fo:text-align="start" style:justify-single-word="false" fo:text-indent="-1.00cm" style:auto-text-indent="false"/>
      <style:text-properties fo:color="#000000" style:font-name="Times New Roman" fo:font-size="12pt"/>
    </style:style>
    <style:style style:name="AHN-Title" style:family="paragraph" style:parent-style-name="Standard" style:class="text">
      <style:paragraph-properties fo:margin-left="0.00cm" fo:margin-right="0.00cm" fo:margin-top="0.25cm" fo:margin-bottom="0.25cm" fo:keep-with-next="auto" fo:text-align="center" style:justify-single-word="false" fo:text-indent="0.00cm" style:auto-text-indent="false"/>
      <style:text-properties fo:color="#000000" style:font-name="Arial" fo:font-size="16pt" fo:font-weight="bold"/>
    </style:style>
    <style:style style:name="AHN-Generation" style:family="paragraph" style:parent-style-name="Standard" style:class="text">
      <style:paragraph-properties fo:margin-left="0.00cm" fo:margin-right="0.00cm" fo:margin-top="0.12cm" fo:margin-bottom="0.12cm" fo:keep-with-next="auto" fo:text-align="start" style:justify-single-word="false" fo:text-indent="0.00cm" style:auto-text-indent="false"/>
      <style:text-properties fo:color="#000000" style:font-name="Arial" fo:font-size="14pt" fo:font-style="italic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08-23T21:49:10
</meta:creation-date>
    <dc:creator>
    Alex Roitman,,,
</dc:creator>
    <dc:date>
    2015-08-23T21:49:10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